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3"/>
          <table:table-cell office:value-type="string" calcext:value-type="string">
            <text:p>Country/Territory</text:p>
          </table:table-cell>
          <table:table-cell/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4"/>
          <table:table-cell office:value-type="string" calcext:value-type="string">
            <text:p>Confirmed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5,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25,12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,1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,8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2" calcext:value-type="float">
            <text:p>5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,7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3,657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5,07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1,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,481</text:p>
          </table:table-cell>
          <table:table-cell/>
          <table:table-cell office:value-type="float" office:value="692" calcext:value-type="float">
            <text:p>6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,86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1,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,699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4,338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203,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7,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2,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,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29,432</text:p>
          </table:table-cell>
          <table:table-cell/>
          <table:table-cell office:value-type="string" calcext:value-type="string">
            <text:p>1,37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29</meta:creation-date>
    <dc:date>2018-09-01T10:09:29</dc:date>
    <meta:generator>LibreOffice/5.1.6.2$Linux_X86_64 LibreOffice_project/10m0$Build-2</meta:generator>
    <meta:document-statistic meta:table-count="1" meta:cell-count="3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